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Lucida Console" svg:font-family="'Lucida Console'"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Contents_20_1">
      <style:paragraph-properties>
        <style:tab-stops>
          <style:tab-stop style:position="15.074cm" style:type="right" style:leader-style="dotted" style:leader-text="."/>
        </style:tab-stops>
      </style:paragraph-properties>
    </style:style>
    <style:style style:name="P8" style:family="paragraph" style:parent-style-name="Subtitle">
      <style:text-properties fo:language="en" fo:country="GB"/>
    </style:style>
    <style:style style:name="P9" style:family="paragraph" style:parent-style-name="Footer">
      <style:text-properties fo:font-size="10pt" fo:language="en" fo:country="GB" style:font-size-asian="10pt" style:font-size-complex="10pt"/>
    </style:style>
    <style:style style:name="P10" style:family="paragraph" style:parent-style-name="ForsideKunstSkrift">
      <style:text-properties fo:language="en" fo:country="GB"/>
    </style:style>
    <style:style style:name="P11" style:family="paragraph" style:parent-style-name="Contents_20_3">
      <style:paragraph-properties>
        <style:tab-stops>
          <style:tab-stop style:position="14.086cm" style:type="right" style:leader-style="dotted" style:leader-text="."/>
        </style:tab-stops>
      </style:paragraph-properties>
    </style:style>
    <style:style style:name="P12" style:family="paragraph" style:parent-style-name="Contents_20_2">
      <style:paragraph-properties>
        <style:tab-stops>
          <style:tab-stop style:position="14.58cm" style:type="right" style:leader-style="dotted" style:leader-text="."/>
        </style:tab-stops>
      </style:paragraph-properties>
    </style:style>
    <style:style style:name="P13" style:family="paragraph" style:parent-style-name="Standard" style:master-page-name="MP1">
      <style:paragraph-properties style:page-number="auto" fo:break-before="page"/>
      <style:text-properties fo:language="en" fo:country="GB"/>
    </style:style>
    <style:style style:name="P14" style:family="paragraph" style:parent-style-name="Standard">
      <style:text-properties fo:language="en" fo:country="GB"/>
    </style:style>
    <style:style style:name="P15" style:family="paragraph" style:parent-style-name="Heading_20_1">
      <style:text-properties fo:language="en" fo:country="GB"/>
    </style:style>
    <style:style style:name="P16" style:family="paragraph" style:parent-style-name="Heading_20_1" style:list-style-name="" style:master-page-name="MP2">
      <style:paragraph-properties style:page-number="auto" fo:break-before="page"/>
      <style:text-properties fo:language="en" fo:country="GB"/>
    </style:style>
    <style:style style:name="P17" style:family="paragraph" style:parent-style-name="Heading_20_2">
      <style:text-properties fo:language="en" fo:country="GB"/>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4">
      <style:paragraph-properties style:writing-mode="lr-tb"/>
    </style:style>
    <style:style style:name="P27" style:family="paragraph" style:parent-style-name="Header">
      <style:text-properties fo:language="en" fo:country="GB"/>
    </style:style>
    <style:style style:name="P28" style:family="paragraph" style:parent-style-name="ForsideKunstSkrift" style:master-page-name="MPF0">
      <style:paragraph-properties style:page-number="auto" fo:break-before="page"/>
      <style:text-properties fo:language="en" fo:country="GB"/>
    </style:style>
    <style:style style:name="P29" style:family="paragraph" style:parent-style-name="ForsideKunstSkrift" style:master-page-name="MP3">
      <style:paragraph-properties style:page-number="2" fo:break-before="page"/>
      <style:text-properties fo:language="en" fo:country="GB"/>
    </style:style>
    <style:style style:name="P30" style:family="paragraph" style:parent-style-name="Code" style:list-style-name="L1"/>
    <style:style style:name="P31" style:family="paragraph" style:parent-style-name="Code" style:list-style-name="L7"/>
    <style:style style:name="P32" style:family="paragraph">
      <style:paragraph-properties style:writing-mode="lr-tb"/>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Lucida Console1" fo:font-size="9pt" fo:language="en" fo:country="GB" style:font-size-asian="9pt" style:font-name-complex="Calibri" style:font-size-complex="9pt"/>
    </style:style>
    <style:style style:name="T7" style:family="text">
      <style:text-properties style:font-name="Liberation Sans Narrow" fo:font-style="italic" fo:font-weight="bold" style:font-style-asian="italic" style:font-weight-asian="bold" style:font-style-complex="italic" style:font-weight-complex="bold"/>
    </style:style>
    <style:style style:name="T8" style:family="text">
      <style:text-properties style:font-name="Liberation Sans Narrow" fo:language="en" fo:country="GB" fo:font-style="italic" fo:font-weight="bold" style:font-style-asian="italic" style:font-weight-asian="bold" style:font-name-complex="Calibri" style:font-style-complex="italic" style:font-weight-complex="bold"/>
    </style:style>
    <style:style style:name="T9" style:family="text">
      <style:text-properties style:font-name="Liberation Sans Narrow" fo:language="en" fo:country="GB" fo:font-style="italic" fo:font-weight="bold" style:font-style-asian="italic" style:font-weight-asian="bold" style:font-style-complex="italic" style:font-weight-complex="bold"/>
    </style:style>
    <style:style style:name="T10" style:family="text">
      <style:text-properties style:font-name="Liberation Sans Narrow" fo:font-size="10.5pt" fo:language="en" fo:country="GB" fo:font-style="italic" fo:font-weight="bold" style:font-size-asian="10.5pt" style:font-style-asian="italic" style:font-weight-asian="bold" style:font-name-complex="Calibri" style:font-size-complex="10.5pt" style:font-style-complex="italic" style:font-weight-complex="bold"/>
    </style:style>
    <style:style style:name="T11" style:family="text">
      <style:text-properties style:font-name="Liberation Sans Narrow" fo:font-size="10.5pt" fo:language="en" fo:country="GB" fo:font-weight="bold" style:font-size-asian="10.5pt" style:font-weight-asian="bold" style:font-name-complex="Calibri" style:font-size-complex="10.5pt" style:font-weight-complex="bold"/>
    </style:style>
    <style:style style:name="T12" style:family="text">
      <style:text-properties style:font-name="Liberation Sans Narrow" fo:font-size="10.5pt" fo:language="en" fo:country="GB" fo:font-style="normal" fo:font-weight="bold" style:font-size-asian="10.5pt" style:font-style-asian="normal" style:font-weight-asian="bold" style:font-name-complex="Calibri" style:font-size-complex="10.5pt" style:font-style-complex="normal" style:font-weight-complex="bold"/>
    </style:style>
    <style:style style:name="T13" style:family="text">
      <style:text-properties style:font-name="Liberation Sans Narrow" fo:font-size="10.5pt" fo:language="en" fo:country="GB" fo:font-style="normal" style:font-size-asian="10.5pt" style:font-style-asian="normal" style:font-name-complex="Calibri" style:font-size-complex="10.5pt" style:font-style-complex="normal"/>
    </style:style>
    <style:style style:name="T14" style:family="text">
      <style:text-properties style:font-name="Liberation Sans Narrow" fo:font-size="10.5pt" fo:language="en" fo:country="GB" fo:font-style="normal" fo:font-weight="normal" style:font-size-asian="10.5pt" style:font-style-asian="normal" style:font-weight-asian="normal" style:font-name-complex="Calibri" style:font-size-complex="10.5pt" style:font-style-complex="normal" style:font-weight-complex="normal"/>
    </style:style>
    <style:style style:name="T15" style:family="text">
      <style:text-properties fo:font-size="10.5pt" fo:language="en" fo:country="GB" fo:font-style="normal" fo:font-weight="normal" style:font-size-asian="10.5pt" style:font-style-asian="normal" style:font-weight-asian="normal" style:font-name-complex="Calibri" style:font-size-complex="10.5pt" style:font-style-complex="normal" style:font-weight-complex="normal"/>
    </style:style>
    <style:style style:name="T16" style:family="text">
      <style:text-properties style:font-name="Liberation Sans" fo:font-size="10.5pt" fo:language="en" fo:country="GB" fo:font-style="normal" fo:font-weight="normal" style:font-size-asian="10.5pt" style:font-style-asian="normal" style:font-weight-asian="normal" style:font-name-complex="Calibri" style:font-size-complex="10.5pt" style:font-style-complex="normal" style:font-weight-complex="normal"/>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0"/>
      <text:p text:style-name="P5"><text:title>CPR Broker</text:title></text:p>
      <text:p text:style-name="P8"><text:subject>Periodic checks</text:subject></text:p>
      <text:p text:style-name="P10"/>
      <text:p text:style-name="P10"/>
      <text:p text:style-name="P3"/>
      <text:p text:style-name="P3"><draw:g text:anchor-type="as-char" svg:y="-0.166cm" draw:z-index="1" draw:style-name="gr21"><draw:g draw:style-name="gr22"><draw:path draw:style-name="gr23" draw:text-style-name="P33"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3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3" draw:text-style-name="P33" svg:width="0.438cm" svg:height="0.321cm" svg:x="0.505cm" svg:y="0.009cm" svg:viewBox="0 0 439 322" svg:d="m216 63 69 131h-141zm-69 128 37-70h205l38 70h84l-184-322h-73l-182 322z"><text:p/></draw:path><draw:path draw:style-name="gr24" draw:text-style-name="P33" svg:width="0.142cm" svg:height="0.132cm" svg:x="0.648cm" svg:y="0.07cm" svg:viewBox="0 0 143 133" svg:d="m72 1 69 132c0-1 0-1 0-1l1-1h-141l1 1c1 1 0 0 0 1l71-132c0 1 0 1-1 1s0 0 0-1zm-71 132h141 1c0-1 0-1 0-1l-70-132h-1v0l-72 132v1z"><text:p/></draw:path><draw:path draw:style-name="gr24" draw:text-style-name="P33"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3" draw:text-style-name="P3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3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33" svg:width="0.332cm" svg:height="0.321cm" svg:x="1.544cm" svg:y="0.009cm" svg:viewBox="0 0 333 322" draw:points="0,322 0,0 329,0 329,55 75,55 75,126 224,126 224,181 75,181 75,262 333,262 333,322"><text:p/></draw:polygon><draw:path draw:style-name="gr24" draw:text-style-name="P33"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3" draw:text-style-name="P33" svg:width="0.378cm" svg:height="0.321cm" svg:x="2cm" svg:y="0.009cm" svg:viewBox="0 0 379 322" svg:d="m0 322v-322h51l227 190c7 6 14 12 20 18 6 5 11 11 16 17-1-18-2-31-2-38-1-8-1-14-1-18v-169h68v322h-52l-236-199c-5-5-10-9-15-13-4-5-8-9-11-13 1 10 1 19 2 28 0 9 1 17 1 23v174z"><text:p/></draw:path><draw:path draw:style-name="gr24" draw:text-style-name="P33"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3" draw:text-style-name="P33" svg:width="0.37cm" svg:height="0.321cm" svg:x="2.457cm" svg:y="0.009cm" svg:viewBox="0 0 371 322" draw:points="223,57 223,322 148,322 148,57 0,57 0,0 371,0 371,57"><text:p/></draw:polygon><draw:path draw:style-name="gr24" draw:text-style-name="P33"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3" draw:text-style-name="P33" svg:width="0.438cm" svg:height="0.321cm" svg:x="2.803cm" svg:y="0.009cm" svg:viewBox="0 0 439 322" svg:d="m216 63 69 131h-141zm-69 128 37-70h205l38 70h84l-184-322h-73l-182 322z"><text:p/></draw:path><draw:path draw:style-name="gr24" draw:text-style-name="P33" svg:width="0.142cm" svg:height="0.132cm" svg:x="2.946cm" svg:y="0.07cm" svg:viewBox="0 0 143 133" svg:d="m72 1 69 132c0-1 0-1 0-1l1-1h-141l1 1c1 1 0 0 0 1l71-132c0 1 0 1 0 1 0 0-1 0-1-1zm-71 132h141 1v-1l-70-132v0h-1l-72 132v1z"><text:p/></draw:path><draw:path draw:style-name="gr24" draw:text-style-name="P33"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3" draw:text-style-name="P3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3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4" draw:text-style-name="P33"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4" draw:text-style-name="P3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4" draw:text-style-name="P3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4" draw:text-style-name="P3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3">© Copyright </text:span></text:span><text:span text:style-name="Default_20_Paragraph_20_Font"><text:span text:style-name="T3"><text:date style:data-style-name="N5108" text:date-value="2013-08-09T09:57:58.36">2013</text:date></text:span></text:span></text:p>
      <text:p text:style-name="P13"/>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7"><text:a xlink:type="simple" xlink:href="#__RefHeading__744_2098529114">Introduction<text:tab/>3</text:a></text:p>
          <text:p text:style-name="P7"><text:a xlink:type="simple" xlink:href="#__RefHeading__1271_1912434057">Required parameters and software<text:tab/>4</text:a></text:p>
          <text:p text:style-name="P12"><text:a xlink:type="simple" xlink:href="#__RefHeading__1273_1912434057">Software<text:tab/>4</text:a></text:p>
          <text:p text:style-name="P12"><text:a xlink:type="simple" xlink:href="#__RefHeading__1275_1912434057">Information<text:tab/>4</text:a></text:p>
          <text:p text:style-name="P7"><text:a xlink:type="simple" xlink:href="#__RefHeading__436_46715803">Monthly checks<text:tab/>5</text:a></text:p>
          <text:p text:style-name="P12"><text:a xlink:type="simple" xlink:href="#__RefHeading__396_1912434057">Version upgrade<text:tab/>5</text:a></text:p>
          <text:p text:style-name="P12"><text:a xlink:type="simple" xlink:href="#__RefHeading__398_1912434057">PersonMaster checks<text:tab/>5</text:a></text:p>
          <text:p text:style-name="P12"><text:a xlink:type="simple" xlink:href="#__RefHeading__400_1912434057">CPR Broker website<text:tab/>5</text:a></text:p>
          <text:p text:style-name="P11"><text:a xlink:type="simple" xlink:href="#__RefHeading__402_1912434057">Performance tests<text:tab/>5</text:a></text:p>
          <text:p text:style-name="P12"><text:a xlink:type="simple" xlink:href="#__RefHeading__404_1912434057">Event Broker<text:tab/>5</text:a></text:p>
          <text:p text:style-name="P12"><text:a xlink:type="simple" xlink:href="#__RefHeading__406_1912434057">DPR Updates<text:tab/>6</text:a></text:p>
          <text:p text:style-name="P12"><text:a xlink:type="simple" xlink:href="#__RefHeading__1277_1912434057">E&amp;M Updates<text:tab/>6</text:a></text:p>
        </text:index-body>
      </text:table-of-content>
      <text:p text:style-name="P6"/>
      <text:h text:style-name="P16" text:outline-level="1"><text:bookmark text:name="__RefHeading__744_2098529114"/>Introduction<text:bookmark-end text:name="__RefHeading__744_2098529114"/></text:h>
      <text:p text:style-name="P4">This document describes the tasks that should be performed periodically to check a CPR broker installation.</text:p>
      <text:p text:style-name="P4">This document describes manual checks. It might be possible to create software to do automated tests.</text:p>
      <text:h text:style-name="Heading_20_1" text:outline-level="1"><text:bookmark text:name="__RefHeading__1271_1912434057"/>Required parameters and software<text:bookmark-end text:name="__RefHeading__1271_1912434057"/></text:h>
      <text:h text:style-name="Heading_20_2" text:outline-level="2"><text:bookmark text:name="__RefHeading__1273_1912434057"/>Software<text:bookmark-end text:name="__RefHeading__1273_1912434057"/></text:h>
      <text:list xml:id="list29307026" text:style-name="L1">
        <text:list-item>
          <text:p text:style-name="P18">IIS Manager (version 7.0 or higher recommended but optional)</text:p>
        </text:list-item>
        <text:list-item>
          <text:p text:style-name="P18">SQL Server management studio (2005 or higher) – express version is OK</text:p>
        </text:list-item>
        <text:list-item>
          <text:p text:style-name="P18">Internet explorer (or any other modern browser)</text:p>
        </text:list-item>
        <text:list-item>
          <text:p text:style-name="P18">Services snap in (Services.msc)</text:p>
        </text:list-item>
      </text:list>
      <text:h text:style-name="Heading_20_2" text:outline-level="2"><text:bookmark text:name="__RefHeading__1275_1912434057"/>Information<text:bookmark-end text:name="__RefHeading__1275_1912434057"/></text:h>
      <text:list xml:id="list29706757" text:continue-numbering="true" text:style-name="L1">
        <text:list-item>
          <text:p text:style-name="P18">Connection information to the server that hosts CPR broker</text:p>
        </text:list-item>
        <text:list-item>
          <text:p text:style-name="P18">Installation directories for CPR Broker/Event Broker, Person Master, DPR Updates, and E&amp;M Updates.</text:p>
        </text:list-item>
        <text:list-item>
          <text:p text:style-name="P18">Connection strings to CPR Broker, Event Broker, DPR Updates and E&amp;M Updates. These can be obtained from config files.</text:p>
          <text:p text:style-name="P18">To decrypt connection strings in a file </text:p>
          <text:p text:style-name="P30">c:\windows\Microsoft.NET\Framework(64)\v2.0xxxxxx\aspnet_regiis -site &lt;siteid&gt; -app / -pd connectionStrings</text:p>
          <text:p text:style-name="P18">&lt;siteid&gt; can be obtained from IIS Manager</text:p>
          <text:p text:style-name="P18">To encrypt again: same command but use -pe instead of -pd.</text:p>
        </text:list-item>
        <text:list-item>
          <text:p text:style-name="P18">URL address of CPR Broker instance</text:p>
        </text:list-item>
      </text:list>
      <text:p text:style-name="P3"/>
      <text:h text:style-name="P15" text:outline-level="1"><text:bookmark text:name="__RefHeading__436_46715803"/>Monthly checks<text:bookmark-end text:name="__RefHeading__436_46715803"/></text:h>
      <text:h text:style-name="P17" text:outline-level="2"><text:bookmark text:name="__RefHeading__396_1912434057"/>Version upgrade<text:bookmark-end text:name="__RefHeading__396_1912434057"/></text:h>
      <text:list xml:id="list29292957" text:style-name="L2">
        <text:list-item>
          <text:p text:style-name="P19">Applies to CPR Broker/Event Broker, Person Master, DPR Updates and E&amp;M Updates</text:p>
        </text:list-item>
        <text:list-item>
          <text:p text:style-name="P19">Ensure that the latest version of CPR broker is installed.<text:line-break/><text:span text:style-name="T7">(Automation OK)</text:span></text:p>
        </text:list-item>
        <text:list-item>
          <text:p text:style-name="P19">If a manual installation is the case, try to make it based on Windows Installer (if possible).<text:line-break/><text:span text:style-name="T7">(No automation)</text:span></text:p>
        </text:list-item>
        <text:list-item>
          <text:p text:style-name="P19">Make sure that any new configuration sections – if any - are included in configuration file(s)<text:line-break/><text:span text:style-name="T7">(No automation)</text:span></text:p>
        </text:list-item>
      </text:list>
      <text:h text:style-name="P17" text:outline-level="2"><text:bookmark text:name="__RefHeading__398_1912434057"/>PersonMaster checks<text:bookmark-end text:name="__RefHeading__398_1912434057"/></text:h>
      <text:p text:style-name="P4">Make sure Person Master is operable. Pick a large number of CPR numbers (500 for example) from the PM database and </text:p>
      <text:list xml:id="list29309229" text:style-name="L3">
        <text:list-item>
          <text:p text:style-name="P20">Call GetObjectIDFromCpr for each (using batch client – not implemented yet)<text:line-break/><text:span text:style-name="T7">(Automation OK)</text:span></text:p>
        </text:list-item>
        <text:list-item>
          <text:p text:style-name="P20"><text:span text:style-name="T1">Call GetObjectIDsFromCprArray</text:span><text:span text:style-name="Default_20_Paragraph_20_Font"><text:span text:style-name="T2">.<text:line-break/></text:span></text:span><text:span text:style-name="Default_20_Paragraph_20_Font"><text:span text:style-name="T8">(Automation OK)</text:span></text:span></text:p>
        </text:list-item>
      </text:list>
      <text:h text:style-name="Heading_20_2" text:outline-level="2"><text:bookmark text:name="__RefHeading__400_1912434057"/><text:span text:style-name="Default_20_Paragraph_20_Font"><text:span text:style-name="T2">CPR Broker website</text:span></text:span><text:bookmark-end text:name="__RefHeading__400_1912434057"/></text:h>
      <text:h text:style-name="Heading_20_3" text:outline-level="3"><text:span text:style-name="Default_20_Paragraph_20_Font"><text:span text:style-name="T2">General health</text:span></text:span></text:h>
      <text:list xml:id="list29305063" text:style-name="L4">
        <text:list-item>
          <text:p text:style-name="P26"><text:span text:style-name="Default_20_Paragraph_20_Font"><text:span text:style-name="T2">Make sure all 3 user interface pages are operable.<text:line-break/></text:span></text:span><text:span text:style-name="Default_20_Paragraph_20_Font"><text:span text:style-name="T8">(Automation not recommended)</text:span></text:span></text:p>
        </text:list-item>
        <text:list-item>
          <text:p text:style-name="P26"><text:span text:style-name="Default_20_Paragraph_20_Font"><text:span text:style-name="T2">Ping all defined data providers and make sure the ping succeeds.<text:line-break/></text:span></text:span><text:span text:style-name="Default_20_Paragraph_20_Font"><text:span text:style-name="T8">(Automation OK)</text:span></text:span></text:p>
        </text:list-item>
      </text:list>
      <text:h text:style-name="Heading_20_3" text:outline-level="3"><text:bookmark text:name="__RefHeading__402_1912434057"/><text:span text:style-name="Default_20_Paragraph_20_Font"><text:span text:style-name="T2">Performance tests</text:span></text:span><text:bookmark-end text:name="__RefHeading__402_1912434057"/></text:h>
      <text:p text:style-name="P2"><text:span text:style-name="Default_20_Paragraph_20_Font"><text:span text:style-name="T2">Pick 200 people from the database and, using Batch client:</text:span></text:span></text:p>
      <text:list xml:id="list29299501" text:style-name="L5">
        <text:list-item>
          <text:p text:style-name="P21"><text:span text:style-name="Default_20_Paragraph_20_Font"><text:span text:style-name="T2">Call RefreshRead() for each<text:line-break/></text:span></text:span><text:soft-page-break/><text:span text:style-name="Default_20_Paragraph_20_Font"><text:span text:style-name="T8">(Automation OK)</text:span></text:span></text:p>
        </text:list-item>
        <text:list-item>
          <text:p text:style-name="P21"><text:span text:style-name="Default_20_Paragraph_20_Font"><text:span text:style-name="T2">Call List() for all<text:line-break/></text:span></text:span><text:span text:style-name="Default_20_Paragraph_20_Font"><text:span text:style-name="T8">(Automation OK)</text:span></text:span></text:p>
        </text:list-item>
        <text:list-item>
          <text:p text:style-name="P21"><text:span text:style-name="Default_20_Paragraph_20_Font"><text:span text:style-name="T2">Make sure every record works, if not, find the reason<text:line-break/></text:span></text:span><text:span text:style-name="Default_20_Paragraph_20_Font"><text:span text:style-name="T8">(Automation OK)</text:span></text:span></text:p>
        </text:list-item>
      </text:list>
      <text:h text:style-name="Heading_20_2" text:outline-level="2"><text:span text:style-name="Default_20_Paragraph_20_Font"><text:span text:style-name="T2">CPR Broker database</text:span></text:span></text:h>
      <text:h text:style-name="Heading_20_3" text:outline-level="3"><text:span text:style-name="Default_20_Paragraph_20_Font"><text:span text:style-name="T2">Health and warnings</text:span></text:span></text:h>
      <text:list xml:id="list29495060" text:style-name="L8">
        <text:list-item>
          <text:p text:style-name="P24"><text:span text:style-name="Default_20_Paragraph_20_Font"><text:span text:style-name="T2">Check whether database or log file size is about to be reached (particularly in case of SQL express)<text:line-break/></text:span></text:span><text:span text:style-name="Default_20_Paragraph_20_Font"><text:span text:style-name="T10">(Automation OK)</text:span></text:span></text:p>
        </text:list-item>
        <text:list-item>
          <text:p text:style-name="P24"><text:span text:style-name="Default_20_Paragraph_20_Font"><text:span text:style-name="T2">Check whether hard disk space is about to run out<text:line-break/></text:span></text:span><text:span text:style-name="Default_20_Paragraph_20_Font"><text:span text:style-name="T10">(Automation OK)</text:span></text:span></text:p>
        </text:list-item>
      </text:list>
      <text:h text:style-name="Heading_20_3" text:outline-level="3"><text:span text:style-name="Default_20_Paragraph_20_Font"><text:span text:style-name="T2">Database statistics</text:span></text:span></text:h>
      <text:list xml:id="list29527523" text:style-name="L9">
        <text:list-item>
          <text:p text:style-name="P25"><text:span text:style-name="Default_20_Paragraph_20_Font"><text:span text:style-name="T2">Number of persons/person registrations/UUIDs<text:line-break/></text:span></text:span><text:span text:style-name="Default_20_Paragraph_20_Font"><text:span text:style-name="T10">(Automation OK)</text:span></text:span></text:p>
        </text:list-item>
        <text:list-item>
          <text:p text:style-name="P25"><text:span text:style-name="Default_20_Paragraph_20_Font"><text:span text:style-name="T16">Number of person registrations, grouped by time period<text:line-break/></text:span></text:span><text:span text:style-name="Default_20_Paragraph_20_Font"><text:span text:style-name="T10">(Automation OK)</text:span></text:span></text:p>
        </text:list-item>
        <text:list-item>
          <text:p text:style-name="P25"><text:span text:style-name="Default_20_Paragraph_20_Font"><text:span text:style-name="T16">Average/median number of registrations per person.<text:line-break/></text:span></text:span><text:span text:style-name="Default_20_Paragraph_20_Font"><text:span text:style-name="T10">(Automation OK)</text:span></text:span></text:p>
        </text:list-item>
        <text:list-item>
          <text:p text:style-name="P25"><text:span text:style-name="Default_20_Paragraph_20_Font"><text:span text:style-name="T2">Number and cost of calls to external data sources, grouped by source and time interval.<text:line-break/></text:span></text:span><text:span text:style-name="Default_20_Paragraph_20_Font"><text:span text:style-name="T10">(Automation OK)</text:span></text:span></text:p>
        </text:list-item>
      </text:list>
      <text:h text:style-name="Heading_20_2" text:outline-level="2"><text:bookmark text:name="__RefHeading__404_1912434057"/><text:span text:style-name="Default_20_Paragraph_20_Font"><text:span text:style-name="T2">Event Broker</text:span></text:span><text:bookmark-end text:name="__RefHeading__404_1912434057"/></text:h>
      <text:list xml:id="list29301232" text:style-name="L6">
        <text:list-item>
          <text:p text:style-name="P22"><text:span text:style-name="Default_20_Paragraph_20_Font"><text:span text:style-name="T2">Make sure the windows service status is 'started'. Restart the service and make sure it starts successfully.<text:line-break/></text:span></text:span><text:span text:style-name="Default_20_Paragraph_20_Font"><text:span text:style-name="T8">(Automation OK)</text:span></text:span></text:p>
        </text:list-item>
        <text:list-item>
          <text:p text:style-name="P22"><text:span text:style-name="Default_20_Paragraph_20_Font"><text:span text:style-name="T2">Look into CPR broker log, and make sure that there are entries in for 'Event Broker' application that are not older than 2 minutes ago (time is shown in GMT zone)<text:line-break/></text:span></text:span><text:span text:style-name="Default_20_Paragraph_20_Font"><text:span text:style-name="T8">(Automation possible with human eye)</text:span></text:span></text:p>
        </text:list-item>
      </text:list>
      <text:h text:style-name="Heading_20_2" text:outline-level="2"><text:bookmark text:name="__RefHeading__406_1912434057"/><text:span text:style-name="Default_20_Paragraph_20_Font"><text:span text:style-name="T2">DPR Updates</text:span></text:span><text:bookmark-end text:name="__RefHeading__406_1912434057"/></text:h>
      <text:list xml:id="list29302552" text:style-name="L7">
        <text:list-item>
          <text:p text:style-name="P23"><text:soft-page-break/><text:span text:style-name="Default_20_Paragraph_20_Font"><text:span text:style-name="T2">Make sure the service is status is 'started'. Restart the service and make sure it starts correctly.<text:line-break/></text:span></text:span><text:span text:style-name="Default_20_Paragraph_20_Font"><text:span text:style-name="T8">(Automation OK)</text:span></text:span></text:p>
        </text:list-item>
        <text:list-item>
          <text:p text:style-name="P23"><text:span text:style-name="Default_20_Paragraph_20_Font"><text:span text:style-name="T2">Pick a few CPR numbers from CPR Broker, insert them into the staging table T_DPRUpdateStaging</text:span></text:span></text:p>
          <text:p text:style-name="P31"><text:span text:style-name="Default_20_Paragraph_20_Font"><text:span text:style-name="T6">INSERT INTO T_DPRUpdateStaging (PNR, DPRTable, CreateTS) <text:line-break/>VALUES (&lt;pnr&gt;,'DTTOTAL', GetDate())</text:span></text:span></text:p>
          <text:p text:style-name="P23"><text:span text:style-name="Default_20_Paragraph_20_Font"><text:span text:style-name="T9">(Automation OK)</text:span></text:span></text:p>
        </text:list-item>
        <text:list-item>
          <text:p text:style-name="P23"><text:span text:style-name="Default_20_Paragraph_20_Font"><text:span text:style-name="T2">Wait a couple of minutes then:</text:span></text:span></text:p>
          <text:list>
            <text:list-item>
              <text:p text:style-name="P23"><text:span text:style-name="Default_20_Paragraph_20_Font"><text:span text:style-name="T2">Make sure the new records have been deleted from the <text:s/></text:span></text:span><text:span text:style-name="Default_20_Paragraph_20_Font"><text:span text:style-name="T6">T_DPRUpdateStaging<text:line-break/></text:span></text:span><text:span text:style-name="Default_20_Paragraph_20_Font"><text:span text:style-name="T10">(Automation OK)</text:span></text:span></text:p>
            </text:list-item>
            <text:list-item>
              <text:p text:style-name="P23"><text:span text:style-name="Default_20_Paragraph_20_Font"><text:span text:style-name="T2">Go to CPR Broker log and make sure RefreshRead has been called for the above CPR numbers<text:line-break/></text:span></text:span><text:span text:style-name="Default_20_Paragraph_20_Font"><text:span text:style-name="T8">(Automation OK)</text:span></text:span></text:p>
            </text:list-item>
          </text:list>
        </text:list-item>
      </text:list>
      <text:h text:style-name="Heading_20_2" text:outline-level="2"><text:bookmark text:name="__RefHeading__1277_1912434057"/><text:span text:style-name="Default_20_Paragraph_20_Font"><text:span text:style-name="T2">E&amp;M Updates</text:span></text:span><text:bookmark-end text:name="__RefHeading__1277_1912434057"/></text:h>
      <text:list xml:id="list29714267" text:continue-numbering="true" text:style-name="L7">
        <text:list-item>
          <text:p text:style-name="P23"><text:span text:style-name="Default_20_Paragraph_20_Font"><text:span text:style-name="T2">Make sure the service is status is 'started'. Restart the service and make sure it starts correctly.<text:line-break/></text:span></text:span><text:span text:style-name="Default_20_Paragraph_20_Font"><text:span text:style-name="T8">(Automation OK)</text:span></text:span></text:p>
        </text:list-item>
        <text:list-item>
          <text:p text:style-name="P23"><text:span text:style-name="Default_20_Paragraph_20_Font"><text:span text:style-name="T2">Pick a few CPR numbers from CPR Broker, insert them into the staging table T_E_MUpdateStaging</text:span></text:span></text:p>
          <text:p text:style-name="P31"><text:span text:style-name="Default_20_Paragraph_20_Font"><text:span text:style-name="T6">INSERT INTO T_E_MUpdateStaging (PERSONNUMMER, E_MTable, CreateTS) <text:line-break/>VALUES (&lt;pnr&gt;,'AA70000T', GetDate())</text:span></text:span></text:p>
          <text:p text:style-name="P23"><text:span text:style-name="Default_20_Paragraph_20_Font"><text:span text:style-name="T10">(Automation OK)</text:span></text:span></text:p>
        </text:list-item>
        <text:list-item>
          <text:p text:style-name="P23"><text:span text:style-name="Default_20_Paragraph_20_Font"><text:span text:style-name="T2">Wait a couple of minutes then:</text:span></text:span></text:p>
          <text:list>
            <text:list-item>
              <text:p text:style-name="P23"><text:span text:style-name="Default_20_Paragraph_20_Font"><text:span text:style-name="T2">Make sure the new records have been deleted from the <text:s/></text:span></text:span><text:span text:style-name="Default_20_Paragraph_20_Font"><text:span text:style-name="T6">T_E_MUpdateStaging<text:line-break/></text:span></text:span><text:span text:style-name="Default_20_Paragraph_20_Font"><text:span text:style-name="T10">(Automation OK)</text:span></text:span></text:p>
            </text:list-item>
            <text:list-item>
              <text:p text:style-name="P23"><text:span text:style-name="Default_20_Paragraph_20_Font"><text:span text:style-name="T2">Go to CPR Broker log and make sure RefreshRead has been called for the above CPR numbers<text:line-break/></text:span></text:span><text:span text:style-name="Default_20_Paragraph_20_Font"><text:span text:style-name="T10">(Automation OK)</text:span></text:span></text:p>
            </text:list-item>
          </text:list>
        </text:list-item>
      </text:list>
      <text:p text:style-name="Text_20_body"><text:span text:style-name="Default_20_Paragraph_20_Font"><text:span text:style-name="T2"/></text:span></text:p>
      <text:p text:style-name="P29"/>
      <text:p text:style-name="P10"/>
      <text:p text:style-name="P10"/>
      <text:p text:style-name="P10"/>
      <text:p text:style-name="P10"/>
      <text:p text:style-name="P10"/>
      <text:p text:style-name="P3"/>
      <text:p text:style-name="P3"><draw:g text:anchor-type="as-char" svg:y="-0.166cm" draw:z-index="9" draw:style-name="gr21"><draw:g draw:style-name="gr22"><draw:path draw:style-name="gr23" draw:text-style-name="P33"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3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3" draw:text-style-name="P33" svg:width="0.438cm" svg:height="0.321cm" svg:x="0.505cm" svg:y="0.009cm" svg:viewBox="0 0 439 322" svg:d="m216 63 69 131h-141zm-69 128 37-70h205l38 70h84l-184-322h-73l-182 322z"><text:p/></draw:path><draw:path draw:style-name="gr24" draw:text-style-name="P33" svg:width="0.142cm" svg:height="0.132cm" svg:x="0.648cm" svg:y="0.07cm" svg:viewBox="0 0 143 133" svg:d="m72 1 69 132c0-1 0-1 0-1l1-1h-141l1 1c1 1 0 0 0 1l71-132c0 1 0 1-1 1s0 0 0-1zm-71 132h141 1c0-1 0-1 0-1l-70-132h-1v0l-72 132v1z"><text:p/></draw:path><draw:path draw:style-name="gr24" draw:text-style-name="P33"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3" draw:text-style-name="P3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3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33" svg:width="0.332cm" svg:height="0.321cm" svg:x="1.544cm" svg:y="0.009cm" svg:viewBox="0 0 333 322" draw:points="0,322 0,0 329,0 329,55 75,55 75,126 224,126 224,181 75,181 75,262 333,262 333,322"><text:p/></draw:polygon><draw:path draw:style-name="gr24" draw:text-style-name="P33"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3" draw:text-style-name="P33" svg:width="0.378cm" svg:height="0.321cm" svg:x="2cm" svg:y="0.009cm" svg:viewBox="0 0 379 322" svg:d="m0 322v-322h51l227 190c7 6 14 12 20 18 6 5 11 11 16 17-1-18-2-31-2-38-1-8-1-14-1-18v-169h68v322h-52l-236-199c-5-5-10-9-15-13-4-5-8-9-11-13 1 10 1 19 2 28 0 9 1 17 1 23v174z"><text:p/></draw:path><draw:path draw:style-name="gr24" draw:text-style-name="P33"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3" draw:text-style-name="P33" svg:width="0.37cm" svg:height="0.321cm" svg:x="2.457cm" svg:y="0.009cm" svg:viewBox="0 0 371 322" draw:points="223,57 223,322 148,322 148,57 0,57 0,0 371,0 371,57"><text:p/></draw:polygon><draw:path draw:style-name="gr24" draw:text-style-name="P33"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3" draw:text-style-name="P33" svg:width="0.438cm" svg:height="0.321cm" svg:x="2.803cm" svg:y="0.009cm" svg:viewBox="0 0 439 322" svg:d="m216 63 69 131h-141zm-69 128 37-70h205l38 70h84l-184-322h-73l-182 322z"><text:p/></draw:path><draw:path draw:style-name="gr24" draw:text-style-name="P33" svg:width="0.142cm" svg:height="0.132cm" svg:x="2.946cm" svg:y="0.07cm" svg:viewBox="0 0 143 133" svg:d="m72 1 69 132c0-1 0-1 0-1l1-1h-141l1 1c1 1 0 0 0 1l71-132c0 1 0 1 0 1 0 0-1 0-1-1zm-71 132h141 1v-1l-70-132v0h-1l-72 132v1z"><text:p/></draw:path><draw:path draw:style-name="gr24" draw:text-style-name="P33"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3" draw:text-style-name="P3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3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4" draw:text-style-name="P33"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4" draw:text-style-name="P3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4" draw:text-style-name="P3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4" draw:text-style-name="P3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Lucida Console" svg:font-family="'Lucida Console'"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Text_20_body"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Text_20_body"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Text_20_body"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Code" style:family="paragraph" style:parent-style-name="Text_20_body" style:next-style-name="Text_20_body" style:class="text" style:master-page-name="">
      <style:paragraph-properties fo:margin-left="0.4cm" fo:margin-right="0cm" fo:text-indent="0cm" style:auto-text-indent="false" style:page-number="auto"/>
      <style:text-properties fo:color="#00b8ff" style:font-name="Lucida Console" fo:font-size="10.5pt" style:font-size-asian="10.5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6</text:page-number></text:span></text:span></text:p>
      </style:footer>
    </style:master-page>
    <style:master-page style:name="MPF0" style:page-layout-name="Mpm3" style:next-style-name="MP0"/>
    <style:master-page style:name="MP1" style:page-layout-name="Mpm4">
      <style:header>
        <text:p text:style-name="Header"><draw:g text:anchor-type="paragraph" draw:z-index="7"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6"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1">Monthly checks</text:chapter></text:p>
      </style:header>
      <style:footer>
        <text:p text:style-name="Footer"><text:span text:style-name="MT1"><text:title>CPR Broker</text:title></text:span><text:span text:style-name="MT1"><text:tab/><text:tab/></text:span><text:span text:style-name="Paginering"><text:span text:style-name="MT1"><text:page-number text:select-page="current">7</text:page-number></text:span></text:span></text:p>
      </style:footer>
    </style:master-page>
    <style:master-page style:name="MP3" style:page-layout-name="Mpm6">
      <style:header>
        <text:p text:style-name="MP1"><draw:g text:anchor-type="paragraph" draw:z-index="8"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Periodic checks</dc:subject>
    <meta:initial-creator>Leif Lodahl</meta:initial-creator>
    <meta:creation-date>2011-02-14T18:01:00</meta:creation-date>
    <dc:date>2013-08-09T09:57:57.92</dc:date>
    <meta:print-date>2012-01-12T12:04:00</meta:print-date>
    <meta:editing-cycles>136</meta:editing-cycles>
    <meta:editing-duration>PT21H20M42S</meta:editing-duration>
    <meta:document-statistic meta:table-count="0" meta:image-count="0" meta:object-count="0" meta:page-count="8" meta:paragraph-count="0" meta:word-count="765" meta:character-count="4646" meta:non-whitespace-character-count="4012"/>
    <meta:template xlink:type="simple" xlink:actuate="onRequest" xlink:title="" xlink:href="./Magenta%20Rapport.ott"/>
  </office:meta>
</office:document-meta>
</file>